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ro4" style:family="table-row">
      <style:table-row-properties style:row-height="111.74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ro6" style:family="table-row">
      <style:table-row-properties style:row-height="48.5pt" fo:break-before="auto" style:use-optimal-row-height="true"/>
    </style:style>
    <style:style style:name="ro7" style:family="table-row">
      <style:table-row-properties style:row-height="253.5pt" fo:break-before="auto" style:use-optimal-row-height="true"/>
    </style:style>
    <style:style style:name="ro8" style:family="table-row">
      <style:table-row-properties style:row-height="143.26pt" fo:break-before="auto" style:use-optimal-row-height="true"/>
    </style:style>
    <style:style style:name="ro9" style:family="table-row">
      <style:table-row-properties style:row-height="332.25pt" fo:break-before="auto" style:use-optimal-row-height="true"/>
    </style:style>
    <style:style style:name="ro10" style:family="table-row">
      <style:table-row-properties style:row-height="64.15pt" fo:break-before="auto" style:use-optimal-row-height="true"/>
    </style:style>
    <style:style style:name="ro11" style:family="table-row">
      <style:table-row-properties style:row-height="96.01pt" fo:break-before="auto" style:use-optimal-row-height="true"/>
    </style:style>
    <style:style style:name="ro1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do without</text:p>
          </table:table-cell>
          <table:table-cell table:style-name="ce9"/>
          <table:table-cell office:value-type="string" calcext:value-type="string">
            <text:p>Обходиться без</text:p>
            <text:p>I don’t have any sugar so you’ll have to do withou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 away with</text:p>
          </table:table-cell>
          <table:table-cell/>
          <table:table-cell office:value-type="string" calcext:value-type="string">
            <text:p>get rid of избавиться</text:p>
            <text:p>People thought that the use of robots would do away with boring low-paid factory job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 out sth</text:p>
          </table:table-cell>
          <table:table-cell/>
          <table:table-cell office:value-type="string" calcext:value-type="string">
            <text:p>1. украсить комнату</text:p>
            <text:p>The room was beautifully done out in pastel colours.</text:p>
            <text:p>2. чистить комнату</text:p>
            <text:p>I’ll do out the living room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 (could) do with</text:p>
          </table:table-cell>
          <table:table-cell/>
          <table:table-cell office:value-type="string" calcext:value-type="string">
            <text:p>хотеть нуждаться</text:p>
            <text:p>I could do with a sandwich, I’m hungr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olish</text:p>
          </table:table-cell>
          <table:table-cell office:value-type="string" calcext:value-type="string">
            <text:p>əˈbɒlɪʃ</text:p>
          </table:table-cell>
          <table:table-cell office:value-type="string" calcext:value-type="string">
            <text:p>упрозднять(официально  отменять)</text:p>
            <text:p>Slavery was abolished in the US in the 19th centur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ke for</text:p>
          </table:table-cell>
          <table:table-cell/>
          <table:table-cell office:value-type="string" calcext:value-type="string">
            <text:p>1) направляться</text:p>
            <text:p>I think it’s time we made for home.</text:p>
            <text:p>2) cause a particular result</text:p>
            <text:p>Both teams are on good form, which should make for a great gam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ke of</text:p>
          </table:table-cell>
          <table:table-cell/>
          <table:table-cell office:value-type="string" calcext:value-type="string">
            <text:p>think</text:p>
            <text:p>What do you make of the idea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off</text:p>
          </table:table-cell>
          <table:table-cell/>
          <table:table-cell office:value-type="string" calcext:value-type="string">
            <text:p>убегать, удирать, быстро уйти</text:p>
            <text:p>The men made off as the police arriv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up for</text:p>
          </table:table-cell>
          <table:table-cell/>
          <table:table-cell office:value-type="string" calcext:value-type="string">
            <text:p>Компенсировать</text:p>
            <text:p>I don’t eat breakfast but I make up for it at lunch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pensate</text:p>
          </table:table-cell>
          <table:table-cell office:value-type="string" calcext:value-type="string">
            <text:p>ˈkɒmpənseɪt</text:p>
          </table:table-cell>
          <table:table-cell office:value-type="string" calcext:value-type="string">
            <text:p>Because my left eye is so weak, my right eye has to work harder to compensat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o up</text:p>
          </table:table-cell>
          <table:table-cell/>
          <table:table-cell office:value-type="string" calcext:value-type="string">
            <text:p>1) fasten</text:p>
            <text:p>Do up your coat or you’ll get cold.</text:p>
            <text:p>2) восстанавливать старый дом или машину</text:p>
            <text:p>They did up an old cottage in the Scottish Highlands.</text:p>
            <text:p>3) сложить в пачку</text:p>
            <text:p>As we began to remove it from the wall we found some old photographs done up</text:p>
            <text:p>in a bundle behind a loose brick</text:p>
            <text:p>4) do yourself up</text:p>
            <text:p>Прихорашиваться</text:p>
            <text:p>Sue spent ages doing herself up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ke out</text:p>
          </table:table-cell>
          <table:table-cell/>
          <table:table-cell office:value-type="string" calcext:value-type="string">
            <text:p>1) разглядеть(едва видеть)</text:p>
            <text:p>I couldn’t make out what he was saying.</text:p>
            <text:p>2) понять</text:p>
            <text:p>I couldn’t make out what I had done to annoy her.</text:p>
            <text:p>3) claim that not true</text:p>
            <text:p>The situation was never as bad as the media made ou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itute</text:p>
          </table:table-cell>
          <table:table-cell office:value-type="string" calcext:value-type="string">
            <text:p>ˈkɒnstɪtjuːt</text:p>
          </table:table-cell>
          <table:table-cell office:value-type="string" calcext:value-type="string">
            <text:p>Составлять</text:p>
            <text:p>We must redefine what constitutes a family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make up</text:p>
          </table:table-cell>
          <table:table-cell/>
          <table:table-cell office:value-type="string" calcext:value-type="string">
            <text:p>1) составлять,</text:p>
            <text:p>Women make up only a small proportion of the prison population.</text:p>
            <text:p>The committee is made up(состоит) of representatives from every state.</text:p>
            <text:p>2) придумать</text:p>
            <text:p>When you’re the boss you can make up your own rules.</text:p>
            <text:p>3) накраситься</text:p>
            <text:p>One lucky winner will have the chance to be made up and photographed.</text:p>
            <text:p>4) добавить какое-то количество</text:p>
            <text:p>I saved as much as I could, and my parents made up the rest.</text:p>
            <text:p>5) prepare</text:p>
            <text:p>Can you make up a bottle of milk for the baby?</text:p>
          </table:table-cell>
          <table:table-cell table:number-columns-repeated="1021"/>
        </table:table-row>
        <table:table-row table:style-name="ro10">
          <table:table-cell table:style-name="ce7" office:value-type="string" calcext:value-type="string">
            <text:p>Make allowance</text:p>
          </table:table-cell>
          <table:table-cell/>
          <table:table-cell office:value-type="string" calcext:value-type="string">
            <text:p>сделать скидку, на чьё-то поведение</text:p>
            <text:p>Dad’s under pressure – you have to make allowanc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ˈdʒestʃə</text:p>
          </table:table-cell>
          <table:table-cell office:value-type="string" calcext:value-type="string">
            <text:p>Жест</text:p>
            <text:p>Jim raised his hands in a despairing gesture.</text:p>
          </table:table-cell>
          <table:table-cell table:number-columns-repeated="1021"/>
        </table:table-row>
        <table:table-row table:style-name="ro11">
          <table:table-cell table:style-name="ce7" office:value-type="string" calcext:value-type="string">
            <text:p>fuss</text:p>
          </table:table-cell>
          <table:table-cell/>
          <table:table-cell office:value-type="string" calcext:value-type="string">
            <text:p>цацкаться to pay a lot of attention to someone or something, to show that you are pleased with them or like them</text:p>
            <text:p>Make a fuss of your dog when he behaves properly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make (it) up to sb</text:p>
          </table:table-cell>
          <table:table-cell/>
          <table:table-cell office:value-type="string" calcext:value-type="string">
            <text:p>искупить, заглаживать вину перед кем-то</text:p>
            <text:p> I'm sorry I missed your birthday. I'll make it up to you, I promise.</text:p>
          </table:table-cell>
          <table:table-cell table:number-columns-repeated="1021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3:39:12.398311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1H27M25S</meta:editing-duration>
    <meta:editing-cycles>18</meta:editing-cycles>
    <meta:generator>LibreOffice/6.0.7.3$Linux_X86_64 LibreOffice_project/00m0$Build-3</meta:generator>
    <dc:date>2022-02-09T23:39:29.131455769</dc:date>
    <meta:document-statistic meta:table-count="1" meta:cell-count="40" meta:object-count="0"/>
    <meta:template xlink:type="simple" xlink:actuate="onRequest" xlink:title="vocabularyUnit" xlink:href="../../../../Templates/vocabularyUnit.ots" meta:date="2021-07-23T23:09:37.744245147"/>
  </office:meta>
</office:document-meta>
</file>